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9.7pt"/>
    </style:style>
    <style:style style:name="co3" style:family="table-column">
      <style:table-column-properties fo:break-before="auto" style:column-width="168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font-name="Arial" fo:font-size="9pt" style:font-name-asian="Noto Sans CJK SC Regular" style:font-size-asian="9pt" style:font-name-complex="Calibri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here is a practice of 1 or 2 hour relaxation on employee check-in/check-out time during Nepal bandh </text:p>
          </table:table-cell>
          <table:table-cell office:value-type="string" calcext:value-type="string">
            <text:p>Completed, need testing on JG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ve earned by working on holidays can be compensated with substitute leave for employees level 8 and above. All employees below 8 will be compensated by OT</text:p>
          </table:table-cell>
          <table:table-cell office:value-type="string" calcext:value-type="string">
            <text:p>Completed, need testing on JG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User Manual</text:p>
          </table:table-cell>
          <table:table-cell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ttendance report</text:p>
          </table:table-cell>
          <table:table-cell office:value-type="string" calcext:value-type="string">
            <text:p>Completed, waiting for JGI feedback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Day off in attendance report is showing "absent"</text:p>
          </table:table-cell>
          <table:table-cell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r few employee's OT is defaulted to certain hours to be taken care in HRIS</text:p>
          </table:table-cell>
          <table:table-cell office:value-type="string" calcext:value-type="string">
            <text:p>Completed need testing on JGI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anch should include Head Office, Factory, Valley 1,Valley 2, Valley 3, Zone 1 to Zone 7</text:p>
          </table:table-cell>
          <table:table-cell office:value-type="string" calcext:value-type="string">
            <text:p>Completed, awaiting JGI respons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epartment- two options are shown in dropdown of Department i.e. HR, Finance account</text:p>
          </table:table-cell>
          <table:table-cell office:value-type="string" calcext:value-type="string">
            <text:p>Completed, need confirmation from JGI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pali Date on Employee Setup</text:p>
          </table:table-cell>
          <table:table-cell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cel Export issue</text:p>
          </table:table-cell>
          <table:table-cell office:value-type="string" calcext:value-type="string">
            <text:p>Completed, need testingfrom JGI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ssword Changing Option</text:p>
          </table:table-cell>
          <table:table-cell office:value-type="string" calcext:value-type="string">
            <text:p>Completed, awaiting JGI assurance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fine Level/Position wise work on holiday action like substitute leave or Overtime</text:p>
          </table:table-cell>
          <table:table-cell office:value-type="string" calcext:value-type="string">
            <text:p>Completed , need JGI verificatio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 compulsory OT employees, wizard must be created</text:p>
          </table:table-cell>
          <table:table-cell office:value-type="string" calcext:value-type="string">
            <text:p>Completed, needs JGI assurance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2:07:35.328045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58:18.733227092</meta:creation-date>
    <dc:date>2017-06-15T12:14:56.307176901</dc:date>
    <meta:editing-duration>PT16M17S</meta:editing-duration>
    <meta:editing-cycles>10</meta:editing-cycles>
    <meta:generator>LibreOffice/5.1.6.2$Linux_X86_64 LibreOffice_project/10m0$Build-2</meta:generator>
    <meta:document-statistic meta:table-count="1" meta:cell-count="42" meta:object-count="0"/>
  </office:meta>
</office:document-meta>
</file>